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rnsäkring av smartphon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ilka är v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onhard Berg</text:p>
              </text:list-item>
              <text:list-item>
                <text:p>Olle Montelius</text:p>
              </text:list-item>
              <text:list-item>
                <text:p/>
              </text:list-item>
              <text:list-item>
                <text:p>Handledare: Thomas Kv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fte och må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äkra en smartphone så att ett barn tryggt kan använda den.</text:p>
              </text:list-item>
              <text:list-item>
                <text:p/>
              </text:list-item>
              <text:list-item>
                <text:p>Spärra SMS och samtal ifrån okända nummer</text:p>
              </text:list-item>
              <text:list-item>
                <text:p>Hindra att användaren kan ändra inställningar</text:p>
              </text:list-item>
              <text:list-item>
                <text:p>Hindra att användaren kan köra vissa appar</text:p>
              </text:list-item>
              <text:list-item>
                <text:p/>
              </text:list-item>
              <text:list-item>
                <text:p>Säkra internetanvändningen så att icke önskvärda sidor går att komma åt.</text:p>
              </text:list-item>
              <text:list-item>
                <text:p>All internettrafik går via VPN till en egen server i hemmet</text:p>
              </text:list-item>
              <text:list-item>
                <text:p>Internettrafiken filtrera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todval och tillvägagångssät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lika plattformar för testning av funktioner och prestanda</text:p>
              </text:list-item>
              <text:list-item>
                <text:p>Raspberry Pi</text:p>
              </text:list-item>
              <text:list-item>
                <text:p>Snabbt referens-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at och Slutsat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tal och sms blockeras (dock med något bristande funktionalitet)</text:p>
              </text:list-item>
              <text:list-item>
                <text:p>Tillgång till appar blockeras</text:p>
              </text:list-item>
              <text:list-item>
                <text:p>Internettrafiken slussas via VPN</text:p>
              </text:list-item>
              <text:list-item>
                <text:p>Innehållsfiltrering OpenD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Förbättringar / Fortsatt arb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era VPN-klient så att tunnel ej går att stänga av</text:p>
              </text:list-item>
              <text:list-item>
                <text:p>Lättare installation (script / webgränssnitt)</text:p>
              </text:list-item>
              <text:list-item>
                <text:p>Fullt fungerande sms-applik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 var al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3:33:38.988982344</meta:creation-date>
    <meta:generator>LibreOffice/5.1.6.2$Linux_X86_64 LibreOffice_project/10m0$Build-2</meta:generator>
    <dc:date>2018-05-30T07:53:40.335867499</dc:date>
    <meta:editing-duration>PT39M42S</meta:editing-duration>
    <meta:editing-cycles>5</meta:editing-cycles>
    <meta:document-statistic meta:object-count="53"/>
  </office:meta>
</office:document-meta>
</file>